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rsid="0021ae81" officeooo:paragraph-rsid="0021ae81"/>
    </style:style>
    <style:style style:name="P2" style:family="paragraph" style:parent-style-name="Text_20_body">
      <style:paragraph-properties fo:margin-top="0cm" fo:margin-bottom="0cm" style:contextual-spacing="false" fo:line-height="114%" fo:text-align="center" style:justify-single-word="false" style:writing-mode="lr-tb"/>
      <style:text-properties fo:font-variant="normal" fo:text-transform="none" fo:color="#000000" style:text-line-through-style="none" style:font-name="Arial1" fo:font-size="14.25pt" fo:font-style="normal" style:text-underline-style="none" fo:font-weight="bold" style:text-blinking="false" fo:background-color="transparent"/>
    </style:style>
    <style:style style:name="P3" style:family="paragraph" style:parent-style-name="Text_20_body">
      <style:paragraph-properties fo:margin-top="0cm" fo:margin-bottom="0cm" style:contextual-spacing="false" fo:line-height="114%" fo:text-align="center" style:justify-single-word="false" style:writing-mode="lr-tb"/>
      <style:text-properties fo:font-variant="normal" fo:text-transform="none" fo:color="#000000" style:text-line-through-style="none" style:font-name="Arial1" fo:font-size="14.25pt" fo:font-style="normal" style:text-underline-style="none" fo:font-weight="normal" style:text-blinking="false" fo:background-color="transparent"/>
    </style:style>
    <style:style style:name="P4" style:family="paragraph" style:parent-style-name="Text_20_body">
      <style:paragraph-properties fo:margin-top="0cm" fo:margin-bottom="0cm" style:contextual-spacing="false" fo:line-height="114%" fo:text-align="center" style:justify-single-word="false" style:writing-mode="lr-tb"/>
      <style:text-properties fo:font-variant="normal" fo:text-transform="none" fo:color="#000000" style:text-line-through-style="none" style:font-name="Arial1" fo:font-size="18pt" fo:font-style="normal" style:text-underline-style="none" fo:font-weight="bold" style:text-blinking="false" fo:background-color="transparent"/>
    </style:style>
    <style:style style:name="P5" style:family="paragraph" style:parent-style-name="Text_20_body">
      <style:paragraph-properties fo:margin-top="0cm" fo:margin-bottom="0cm" style:contextual-spacing="false" fo:line-height="114%" fo:text-align="center" style:justify-single-word="false" style:writing-mode="lr-tb"/>
      <style:text-properties fo:font-variant="normal" fo:text-transform="none" fo:color="#000000" style:text-line-through-style="none" style:font-name="Arial1" fo:font-size="12pt" fo:font-style="normal" style:text-underline-style="none" fo:font-weight="normal" style:text-blinking="false" fo:background-color="transparent"/>
    </style:style>
    <style:style style:name="P6" style:family="paragraph" style:parent-style-name="Text_20_body">
      <style:paragraph-properties fo:margin-top="0cm" fo:margin-bottom="0cm" style:contextual-spacing="false" fo:line-height="114%" fo:text-align="center" style:justify-single-word="false" style:writing-mode="lr-tb"/>
      <style:text-properties fo:font-variant="normal" fo:text-transform="none" fo:color="#000000" style:text-line-through-style="none" style:font-name="Arial1" fo:font-size="12pt" fo:font-style="normal" style:text-underline-style="none" fo:font-weight="bold" style:text-blinking="false" fo:background-color="transparent"/>
    </style:style>
    <style:style style:name="P7"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8" style:family="paragraph" style:parent-style-name="Heading_20_2">
      <style:paragraph-properties fo:margin-top="0.353cm" fo:margin-bottom="0cm" style:contextual-spacing="false" fo:line-height="114%" style:writing-mode="lr-tb"/>
      <style:text-properties fo:font-variant="normal" fo:text-transform="none" fo:color="#000000" style:text-line-through-style="none" style:font-name="Trebuchet MS" fo:font-size="12.75pt" fo:font-style="normal" style:text-underline-style="none" fo:font-weight="bold" style:text-blinking="false" fo:background-color="transparent"/>
    </style:style>
    <style:style style:name="P9" style:family="paragraph" style:parent-style-name="Heading_20_1">
      <style:paragraph-properties fo:margin-top="0.353cm" fo:margin-bottom="0cm" style:contextual-spacing="false" fo:line-height="114%" fo:break-before="page" style:writing-mode="lr-tb"/>
      <style:text-properties fo:font-variant="normal" fo:text-transform="none" fo:color="#000000" style:text-line-through-style="none" style:font-name="Trebuchet MS" fo:font-size="15.75pt" fo:font-style="normal" style:text-underline-style="none" fo:font-weight="normal" style:text-blinking="false" fo:background-color="transparent"/>
    </style:style>
    <style:style style:name="P10" style:family="paragraph" style:parent-style-name="Heading_20_1">
      <style:text-properties fo:font-variant="normal" fo:text-transform="none" fo:color="#000000" style:text-line-through-style="none" style:font-name="Trebuchet MS" fo:font-size="15.75pt" fo:font-style="normal" style:text-underline-style="none" fo:font-weight="normal" style:text-blinking="false" fo:background-color="transparent"/>
    </style:style>
    <style:style style:name="P11" style:family="paragraph" style:parent-style-name="Heading_20_1">
      <style:paragraph-properties fo:break-before="page"/>
      <style:text-properties fo:font-variant="normal" fo:text-transform="none" fo:color="#000000" style:text-line-through-style="none" style:font-name="Trebuchet MS" fo:font-size="15.75pt" fo:font-style="normal" style:text-underline-style="none" fo:font-weight="normal" style:text-blinking="false" fo:background-color="transparen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Text_20_body">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15" style:family="paragraph" style:parent-style-name="Text_20_body">
      <style:text-properties officeooo:rsid="0021ae81" officeooo:paragraph-rsid="0021ae81"/>
    </style:style>
    <style:style style:name="P16"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T1" style:family="text">
      <style:text-properties officeooo:rsid="0023eeb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text:bookmark text:name="docs-internal-guid-0028efcc-c8f7-f531-602a-f8969ffae9a5"/>McGill University</text:p>
      <text:p text:style-name="P2">School of Computer Science</text:p>
      <text:p text:style-name="P2">COMP 520</text:p>
      <text:p text:style-name="Text_20_body"><text:line-break/><text:line-break/><text:line-break/><text:line-break/><text:line-break/><text:line-break/><text:line-break/></text:p>
      <text:p text:style-name="P4">Wig Compiler Report</text:p>
      <text:p text:style-name="Text_20_body"/>
      <text:p text:style-name="P3">Report No. 2013-<text:span text:style-name="T1">12</text:span></text:p>
      <text:p text:style-name="Text_20_body"/>
      <text:p text:style-name="P3">Furkan Tufekci</text:p>
      <text:p text:style-name="Text_20_body"><text:line-break/><text:line-break/><text:line-break/><text:line-break/><text:line-break/><text:line-break/><text:line-break/></text:p>
      <text:p text:style-name="P5">December 6, 2013</text:p>
      <text:p text:style-name="Text_20_body"><text:line-break/><text:line-break/></text:p>
      <text:p text:style-name="P6">www.cs.mcgill.ca</text:p>
      <text:p text:style-name="Standard"/>
      <text:p text:style-name="Standard"/>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oft-page-break/>Table of Contents</text:p>
          </text:index-title>
          <text:p text:style-name="P12"><text:a xlink:type="simple" xlink:href="#__RefHeading__107_1210552333" text:style-name="Index_20_Link" text:visited-style-name="Index_20_Link">1 Introduction<text:tab/>3</text:a></text:p>
          <text:p text:style-name="P13"><text:a xlink:type="simple" xlink:href="#__RefHeading__109_1210552333" text:style-name="Index_20_Link" text:visited-style-name="Index_20_Link">1.1 Clarifications<text:tab/>3</text:a></text:p>
          <text:p text:style-name="P13"><text:a xlink:type="simple" xlink:href="#__RefHeading__111_1210552333" text:style-name="Index_20_Link" text:visited-style-name="Index_20_Link">1.2 Restrictions<text:tab/>3</text:a></text:p>
          <text:p text:style-name="P13"><text:a xlink:type="simple" xlink:href="#__RefHeading__113_1210552333" text:style-name="Index_20_Link" text:visited-style-name="Index_20_Link">1.3 Extensions<text:tab/>3</text:a></text:p>
          <text:p text:style-name="P13"><text:a xlink:type="simple" xlink:href="#__RefHeading__115_1210552333" text:style-name="Index_20_Link" text:visited-style-name="Index_20_Link">1.4 Implementation Status<text:tab/>3</text:a></text:p>
          <text:p text:style-name="P12"><text:a xlink:type="simple" xlink:href="#__RefHeading__117_1210552333" text:style-name="Index_20_Link" text:visited-style-name="Index_20_Link">2 Parsing and Abstract Syntax Trees<text:tab/>4</text:a></text:p>
          <text:p text:style-name="P13"><text:a xlink:type="simple" xlink:href="#__RefHeading__119_1210552333" text:style-name="Index_20_Link" text:visited-style-name="Index_20_Link">2.1 The Grammar<text:tab/>4</text:a></text:p>
          <text:p text:style-name="P13"><text:a xlink:type="simple" xlink:href="#__RefHeading__121_1210552333" text:style-name="Index_20_Link" text:visited-style-name="Index_20_Link">2.2 Using the flex or SableCC Tool<text:tab/>4</text:a></text:p>
          <text:p text:style-name="P13"><text:a xlink:type="simple" xlink:href="#__RefHeading__123_1210552333" text:style-name="Index_20_Link" text:visited-style-name="Index_20_Link">2.3 Using the bison or SableCC Tool<text:tab/>4</text:a></text:p>
          <text:p text:style-name="P13"><text:a xlink:type="simple" xlink:href="#__RefHeading__125_1210552333" text:style-name="Index_20_Link" text:visited-style-name="Index_20_Link">2.4 Abstract Syntax Trees<text:tab/>4</text:a></text:p>
          <text:p text:style-name="P13"><text:a xlink:type="simple" xlink:href="#__RefHeading__127_1210552333" text:style-name="Index_20_Link" text:visited-style-name="Index_20_Link">2.5 Desugaring<text:tab/>4</text:a></text:p>
          <text:p text:style-name="P13"><text:a xlink:type="simple" xlink:href="#__RefHeading__129_1210552333" text:style-name="Index_20_Link" text:visited-style-name="Index_20_Link">2.6 Weeding<text:tab/>4</text:a></text:p>
          <text:p text:style-name="P13"><text:a xlink:type="simple" xlink:href="#__RefHeading__131_1210552333" text:style-name="Index_20_Link" text:visited-style-name="Index_20_Link">2.7 Testing<text:tab/>4</text:a></text:p>
          <text:p text:style-name="P12"><text:a xlink:type="simple" xlink:href="#__RefHeading__133_1210552333" text:style-name="Index_20_Link" text:visited-style-name="Index_20_Link">3 Symbol Tables<text:tab/>5</text:a></text:p>
          <text:p text:style-name="P13"><text:a xlink:type="simple" xlink:href="#__RefHeading__135_1210552333" text:style-name="Index_20_Link" text:visited-style-name="Index_20_Link">3.1 Scope Rules<text:tab/>5</text:a></text:p>
          <text:p text:style-name="P13"><text:a xlink:type="simple" xlink:href="#__RefHeading__137_1210552333" text:style-name="Index_20_Link" text:visited-style-name="Index_20_Link">3.2 Symbol Data<text:tab/>5</text:a></text:p>
          <text:p text:style-name="P13"><text:a xlink:type="simple" xlink:href="#__RefHeading__139_1210552333" text:style-name="Index_20_Link" text:visited-style-name="Index_20_Link">3.3 Algorithm<text:tab/>5</text:a></text:p>
          <text:p text:style-name="P13"><text:a xlink:type="simple" xlink:href="#__RefHeading__141_1210552333" text:style-name="Index_20_Link" text:visited-style-name="Index_20_Link">3.4 Testing<text:tab/>5</text:a></text:p>
          <text:p text:style-name="P12"><text:a xlink:type="simple" xlink:href="#__RefHeading__143_1210552333" text:style-name="Index_20_Link" text:visited-style-name="Index_20_Link">4 Type Checking<text:tab/>6</text:a></text:p>
          <text:p text:style-name="P13"><text:a xlink:type="simple" xlink:href="#__RefHeading__145_1210552333" text:style-name="Index_20_Link" text:visited-style-name="Index_20_Link">4.1 Types<text:tab/>6</text:a></text:p>
          <text:p text:style-name="P13"><text:a xlink:type="simple" xlink:href="#__RefHeading__147_1210552333" text:style-name="Index_20_Link" text:visited-style-name="Index_20_Link">4.2 Type Rules<text:tab/>6</text:a></text:p>
          <text:p text:style-name="P13"><text:a xlink:type="simple" xlink:href="#__RefHeading__149_1210552333" text:style-name="Index_20_Link" text:visited-style-name="Index_20_Link">4.3 Algorithm<text:tab/>6</text:a></text:p>
          <text:p text:style-name="P13"><text:a xlink:type="simple" xlink:href="#__RefHeading__151_1210552333" text:style-name="Index_20_Link" text:visited-style-name="Index_20_Link">4.4 Testing<text:tab/>6</text:a></text:p>
          <text:p text:style-name="P12"><text:a xlink:type="simple" xlink:href="#__RefHeading__153_1210552333" text:style-name="Index_20_Link" text:visited-style-name="Index_20_Link">5 Resource Computation<text:tab/>7</text:a></text:p>
          <text:p text:style-name="P13"><text:a xlink:type="simple" xlink:href="#__RefHeading__155_1210552333" text:style-name="Index_20_Link" text:visited-style-name="Index_20_Link">5.1 Resources<text:tab/>7</text:a></text:p>
          <text:p text:style-name="P13"><text:a xlink:type="simple" xlink:href="#__RefHeading__157_1210552333" text:style-name="Index_20_Link" text:visited-style-name="Index_20_Link">5.2 Algorithm<text:tab/>7</text:a></text:p>
          <text:p text:style-name="P13"><text:a xlink:type="simple" xlink:href="#__RefHeading__159_1210552333" text:style-name="Index_20_Link" text:visited-style-name="Index_20_Link">5.3 Testing<text:tab/>7</text:a></text:p>
          <text:p text:style-name="P12"><text:a xlink:type="simple" xlink:href="#__RefHeading__161_1210552333" text:style-name="Index_20_Link" text:visited-style-name="Index_20_Link">6 Code Generation<text:tab/>8</text:a></text:p>
          <text:p text:style-name="P13"><text:a xlink:type="simple" xlink:href="#__RefHeading__163_1210552333" text:style-name="Index_20_Link" text:visited-style-name="Index_20_Link">6.1 Strategy<text:tab/>8</text:a></text:p>
          <text:p text:style-name="P13"><text:a xlink:type="simple" xlink:href="#__RefHeading__165_1210552333" text:style-name="Index_20_Link" text:visited-style-name="Index_20_Link">6.2 Code Templates<text:tab/>8</text:a></text:p>
          <text:p text:style-name="P13"><text:a xlink:type="simple" xlink:href="#__RefHeading__167_1210552333" text:style-name="Index_20_Link" text:visited-style-name="Index_20_Link">6.3 Algorithm<text:tab/>8</text:a></text:p>
          <text:p text:style-name="P13"><text:a xlink:type="simple" xlink:href="#__RefHeading__169_1210552333" text:style-name="Index_20_Link" text:visited-style-name="Index_20_Link">6.4 Runtime System<text:tab/>8</text:a></text:p>
          <text:p text:style-name="P13"><text:a xlink:type="simple" xlink:href="#__RefHeading__171_1210552333" text:style-name="Index_20_Link" text:visited-style-name="Index_20_Link">6.5 Sample Code<text:tab/>8</text:a></text:p>
          <text:p text:style-name="P13"><text:a xlink:type="simple" xlink:href="#__RefHeading__173_1210552333" text:style-name="Index_20_Link" text:visited-style-name="Index_20_Link">6.6 Testing<text:tab/>8</text:a></text:p>
          <text:p text:style-name="P12"><text:a xlink:type="simple" xlink:href="#__RefHeading__175_1210552333" text:style-name="Index_20_Link" text:visited-style-name="Index_20_Link">7 Availability and Group Dynamics<text:tab/>9</text:a></text:p>
          <text:p text:style-name="P13"><text:a xlink:type="simple" xlink:href="#__RefHeading__177_1210552333" text:style-name="Index_20_Link" text:visited-style-name="Index_20_Link">7.1 Manual<text:tab/>9</text:a></text:p>
          <text:p text:style-name="P13"><text:a xlink:type="simple" xlink:href="#__RefHeading__179_1210552333" text:style-name="Index_20_Link" text:visited-style-name="Index_20_Link">7.2 Demo Site<text:tab/>9</text:a></text:p>
          <text:p text:style-name="P13"><text:a xlink:type="simple" xlink:href="#__RefHeading__181_1210552333" text:style-name="Index_20_Link" text:visited-style-name="Index_20_Link">7.3 Division of Group Duties<text:tab/>9</text:a></text:p>
          <text:p text:style-name="P12"><text:a xlink:type="simple" xlink:href="#__RefHeading__183_1210552333" text:style-name="Index_20_Link" text:visited-style-name="Index_20_Link">8 Conclusions and Future Work<text:tab/>10</text:a></text:p>
          <text:p text:style-name="P13"><text:a xlink:type="simple" xlink:href="#__RefHeading__185_1210552333" text:style-name="Index_20_Link" text:visited-style-name="Index_20_Link">8.1 Conclusions<text:tab/>10</text:a></text:p>
          <text:p text:style-name="P13"><text:a xlink:type="simple" xlink:href="#__RefHeading__187_1210552333" text:style-name="Index_20_Link" text:visited-style-name="Index_20_Link">8.2 Future Work<text:tab/>10</text:a></text:p>
          <text:p text:style-name="P13"><text:a xlink:type="simple" xlink:href="#__RefHeading__189_1210552333" text:style-name="Index_20_Link" text:visited-style-name="Index_20_Link">8.3 Course Improvements<text:tab/>10</text:a></text:p>
          <text:p text:style-name="P13"><text:a xlink:type="simple" xlink:href="#__RefHeading__191_1210552333" text:style-name="Index_20_Link" text:visited-style-name="Index_20_Link">8.4 Goodbye<text:tab/>10</text:a></text:p>
        </text:index-body>
      </text:table-of-content>
      <text:h text:style-name="P10" text:outline-level="1"/>
      <text:h text:style-name="P11" text:outline-level="1"><text:bookmark-start text:name="__RefHeading__107_1210552333"/><text:bookmark text:name="docs-internal-guid-0028efcc-c8f7-a45d-79bc-1028cf44ca2d"/>1 Introduction<text:bookmark-end text:name="__RefHeading__107_1210552333"/></text:h>
      <text:h text:style-name="P8" text:outline-level="2"><text:bookmark-start text:name="__RefHeading__109_1210552333"/>1.1 Clarifications<text:bookmark-end text:name="__RefHeading__109_1210552333"/></text:h>
      <text:p text:style-name="P7">Have you discovered any unclear points in the WIG language definition? How have you chosen to resolve these?</text:p>
      <text:p text:style-name="Text_20_body"/>
      <text:p text:style-name="P1">I didn't find any unclear points in the WIG language definition.</text:p>
      <text:p text:style-name="P1">-<text:span text:style-name="T1">the tuples. When combining, does the assigned tuple need to have the same definition</text:span></text:p>
      <text:h text:style-name="P8" text:outline-level="2"><text:bookmark-start text:name="__RefHeading__111_1210552333"/>1.2 Restrictions<text:bookmark-end text:name="__RefHeading__111_1210552333"/></text:h>
      <text:p text:style-name="P7">Have you deliberately made any restrictions in your version of WIG? What was your motivation? What are the implications?</text:p>
      <text:p text:style-name="Text_20_body"/>
      <text:p text:style-name="P1">I didn't make any restrictions in my version of WIG.</text:p>
      <text:h text:style-name="P8" text:outline-level="2"><text:bookmark-start text:name="__RefHeading__113_1210552333"/>1.3 Extensions<text:bookmark-end text:name="__RefHeading__113_1210552333"/></text:h>
      <text:p text:style-name="P7">Have you made any extensions to your version of WIG? What was your motivation? What are the implications?</text:p>
      <text:p text:style-name="Text_20_body"/>
      <text:p text:style-name="P1">I didn't made any extensions in my version of WIG.</text:p>
      <text:h text:style-name="P8" text:outline-level="2"><text:bookmark-start text:name="__RefHeading__115_1210552333"/>1.4 Implementation Status<text:bookmark-end text:name="__RefHeading__115_1210552333"/></text:h>
      <text:p text:style-name="P7">What is the status of your WIG implementation? Have all your proposed features been implemented? Have they been tested? Do they work?</text:p>
      <text:p text:style-name="Text_20_body"/>
      <text:p text:style-name="P1">All the proposed features are implemented. They have been tested and they work.</text:p>
      <text:h text:style-name="P9" text:outline-level="1"><text:bookmark-start text:name="__RefHeading__117_1210552333"/>2 Parsing and Abstract Syntax Trees<text:bookmark-end text:name="__RefHeading__117_1210552333"/></text:h>
      <text:h text:style-name="P8" text:outline-level="2"><text:bookmark-start text:name="__RefHeading__119_1210552333"/>2.1 The Grammar<text:bookmark-end text:name="__RefHeading__119_1210552333"/></text:h>
      <text:p text:style-name="P7">Give the full grammar for your version of the WIG language by listing your bison input with all actions removed.</text:p>
      <text:p text:style-name="Text_20_body"/>
      <text:h text:style-name="P8" text:outline-level="2"><text:bookmark-start text:name="__RefHeading__121_1210552333"/>2.2 Using the flex or SableCC Tool<text:bookmark-end text:name="__RefHeading__121_1210552333"/></text:h>
      <text:p text:style-name="P7">Discuss any interesting points in your flex implementation of the scanner. What are your token kinds? Did you use start conditions? How and why?</text:p>
      <text:p text:style-name="Text_20_body"/>
      <text:h text:style-name="P8" text:outline-level="2"><text:bookmark-start text:name="__RefHeading__123_1210552333"/>2.3 Using the bison or SableCC Tool<text:bookmark-end text:name="__RefHeading__123_1210552333"/></text:h>
      <text:p text:style-name="P7">Discuss any interesting points in your bison implementation of the parser. How did you make bison accept your grammar?</text:p>
      <text:p text:style-name="Text_20_body"/>
      <text:h text:style-name="P8" text:outline-level="2"><text:bookmark-start text:name="__RefHeading__125_1210552333"/>2.4 Abstract Syntax Trees<text:bookmark-end text:name="__RefHeading__125_1210552333"/></text:h>
      <text:p text:style-name="P7">Present the structure of your abstract syntax trees. If you used SableCC, discuss how you modified the tree.</text:p>
      <text:p text:style-name="Text_20_body"/>
      <text:h text:style-name="P8" text:outline-level="2"><text:bookmark-start text:name="__RefHeading__127_1210552333"/>2.5 Desugaring<text:bookmark-end text:name="__RefHeading__127_1210552333"/></text:h>
      <text:p text:style-name="P7">Do you resolve any syntactic sugar during parsing? How and why?</text:p>
      <text:p text:style-name="P7">- <text:span text:style-name="T1">int a,b,c; =&gt; int a; int b; int c;</text:span></text:p>
      <text:h text:style-name="P8" text:outline-level="2"><text:bookmark-start text:name="__RefHeading__129_1210552333"/>2.6 Weeding<text:bookmark-end text:name="__RefHeading__129_1210552333"/></text:h>
      <text:p text:style-name="P7">Do you weed unwanted parse trees? How and why?</text:p>
      <text:h text:style-name="P8" text:outline-level="2"><text:bookmark-start text:name="__RefHeading__131_1210552333"/>2.7 Testing<text:bookmark-end text:name="__RefHeading__131_1210552333"/></text:h>
      <text:p text:style-name="P7">How have you tested this phase? Does it work?</text:p>
      <text:p text:style-name="P7">- <text:span text:style-name="T1">checks that print(parse(print(parse(code)))) = print(parse(code))</text:span></text:p>
      <text:p text:style-name="Text_20_body"/>
      <text:h text:style-name="P9" text:outline-level="1"><text:bookmark-start text:name="__RefHeading__133_1210552333"/>3 Symbol Tables<text:bookmark-end text:name="__RefHeading__133_1210552333"/></text:h>
      <text:h text:style-name="P8" text:outline-level="2"><text:bookmark-start text:name="__RefHeading__135_1210552333"/>3.1 Scope Rules<text:bookmark-end text:name="__RefHeading__135_1210552333"/></text:h>
      <text:p text:style-name="P7">Describe the scope rules of your language.</text:p>
      <text:h text:style-name="P8" text:outline-level="2"><text:bookmark-start text:name="__RefHeading__137_1210552333"/>3.2 Symbol Data<text:bookmark-end text:name="__RefHeading__137_1210552333"/></text:h>
      <text:p text:style-name="P7">Describe the contents of symbol table entries.</text:p>
      <text:h text:style-name="P8" text:outline-level="2"><text:bookmark-start text:name="__RefHeading__139_1210552333"/>3.3 Algorithm<text:bookmark-end text:name="__RefHeading__139_1210552333"/></text:h>
      <text:p text:style-name="P7">Describe your algorithm for building symbol tables and checking scope rules.</text:p>
      <text:h text:style-name="P8" text:outline-level="2"><text:bookmark-start text:name="__RefHeading__141_1210552333"/>3.4 Testing<text:bookmark-end text:name="__RefHeading__141_1210552333"/></text:h>
      <text:p text:style-name="P7">How have you tested this phase? Does it work?</text:p>
      <text:p text:style-name="Text_20_body"/>
      <text:h text:style-name="P9" text:outline-level="1"><text:bookmark-start text:name="__RefHeading__143_1210552333"/>4 Type Checking<text:bookmark-end text:name="__RefHeading__143_1210552333"/></text:h>
      <text:h text:style-name="P8" text:outline-level="2"><text:bookmark-start text:name="__RefHeading__145_1210552333"/>4.1 Types<text:bookmark-end text:name="__RefHeading__145_1210552333"/></text:h>
      <text:p text:style-name="P7">Describe the types supported by your language.</text:p>
      <text:h text:style-name="P8" text:outline-level="2"><text:bookmark-start text:name="__RefHeading__147_1210552333"/>4.2 Type Rules<text:bookmark-end text:name="__RefHeading__147_1210552333"/></text:h>
      <text:p text:style-name="P7">Describe the type rules of your language.</text:p>
      <text:h text:style-name="P8" text:outline-level="2"><text:bookmark-start text:name="__RefHeading__149_1210552333"/>4.3 Algorithm<text:bookmark-end text:name="__RefHeading__149_1210552333"/></text:h>
      <text:p text:style-name="P7">Describe your algorithm for checking type rules.</text:p>
      <text:h text:style-name="P8" text:outline-level="2"><text:bookmark-start text:name="__RefHeading__151_1210552333"/>4.4 Testing<text:bookmark-end text:name="__RefHeading__151_1210552333"/></text:h>
      <text:p text:style-name="P7">How have you tested this phase? Does it work?</text:p>
      <text:p text:style-name="Text_20_body"/>
      <text:h text:style-name="P9" text:outline-level="1"><text:bookmark-start text:name="__RefHeading__153_1210552333"/>5 Resource Computation<text:bookmark-end text:name="__RefHeading__153_1210552333"/></text:h>
      <text:h text:style-name="P8" text:outline-level="2"><text:bookmark-start text:name="__RefHeading__155_1210552333"/>5.1 Resources<text:bookmark-end text:name="__RefHeading__155_1210552333"/></text:h>
      <text:p text:style-name="P7">Describe the resources that you compute.</text:p>
      <text:h text:style-name="P8" text:outline-level="2"><text:bookmark-start text:name="__RefHeading__157_1210552333"/>5.2 Algorithm<text:bookmark-end text:name="__RefHeading__157_1210552333"/></text:h>
      <text:p text:style-name="P7">Describe your algorithm for computing resources.</text:p>
      <text:h text:style-name="P8" text:outline-level="2"><text:bookmark-start text:name="__RefHeading__159_1210552333"/>5.3 Testing<text:bookmark-end text:name="__RefHeading__159_1210552333"/></text:h>
      <text:p text:style-name="P7">How have you tested this phase? Does it work?</text:p>
      <text:p text:style-name="Text_20_body"/>
      <text:h text:style-name="P9" text:outline-level="1"><text:bookmark-start text:name="__RefHeading__161_1210552333"/>6 Code Generation<text:bookmark-end text:name="__RefHeading__161_1210552333"/></text:h>
      <text:h text:style-name="P8" text:outline-level="2"><text:bookmark-start text:name="__RefHeading__163_1210552333"/>6.1 Strategy<text:bookmark-end text:name="__RefHeading__163_1210552333"/></text:h>
      <text:p text:style-name="P7">Describe the overall strategy for generating code for a service.</text:p>
      <text:h text:style-name="P8" text:outline-level="2"><text:bookmark-start text:name="__RefHeading__165_1210552333"/>6.2 Code Templates<text:bookmark-end text:name="__RefHeading__165_1210552333"/></text:h>
      <text:p text:style-name="P7">Describe the code templates for your language constructs.</text:p>
      <text:h text:style-name="P8" text:outline-level="2"><text:bookmark-start text:name="__RefHeading__167_1210552333"/>6.3 Algorithm<text:bookmark-end text:name="__RefHeading__167_1210552333"/></text:h>
      <text:p text:style-name="P7">Describe your algorithm for generating code.</text:p>
      <text:h text:style-name="P8" text:outline-level="2"><text:bookmark-start text:name="__RefHeading__169_1210552333"/>6.4 Runtime System<text:bookmark-end text:name="__RefHeading__169_1210552333"/></text:h>
      <text:p text:style-name="P7">Describe the runtime system that is used by the services you generate.</text:p>
      <text:h text:style-name="P8" text:outline-level="2"><text:bookmark-start text:name="__RefHeading__171_1210552333"/>6.5 Sample Code<text:bookmark-end text:name="__RefHeading__171_1210552333"/></text:h>
      <text:p text:style-name="P7">Show the complete code generated for the service tiny.wig.</text:p>
      <text:h text:style-name="P8" text:outline-level="2"><text:bookmark-start text:name="__RefHeading__173_1210552333"/>6.6 Testing<text:bookmark-end text:name="__RefHeading__173_1210552333"/></text:h>
      <text:p text:style-name="P7">How have you tested this phase? Does it work?</text:p>
      <text:p text:style-name="Text_20_body"/>
      <text:h text:style-name="P9" text:outline-level="1"><text:bookmark-start text:name="__RefHeading__175_1210552333"/>7 Availability and Group Dynamics<text:bookmark-end text:name="__RefHeading__175_1210552333"/></text:h>
      <text:h text:style-name="P8" text:outline-level="2"><text:bookmark-start text:name="__RefHeading__177_1210552333"/>7.1 Manual<text:bookmark-end text:name="__RefHeading__177_1210552333"/></text:h>
      <text:p text:style-name="P7">Describe how to compile and install services.</text:p>
      <text:h text:style-name="P8" text:outline-level="2"><text:bookmark-start text:name="__RefHeading__179_1210552333"/>7.2 Demo Site<text:bookmark-end text:name="__RefHeading__179_1210552333"/></text:h>
      <text:p text:style-name="P7">Give the URL for a web site that contains demos of services that you have generated.</text:p>
      <text:h text:style-name="P8" text:outline-level="2"><text:bookmark-start text:name="__RefHeading__181_1210552333"/>7.3 Division of Group Duties<text:bookmark-end text:name="__RefHeading__181_1210552333"/></text:h>
      <text:p text:style-name="P7">Explain who worked on what parts of the compiler and how you divided the work. Reflect on your group work experience and describe what went well, what could have been better, and what you learned.</text:p>
      <text:p text:style-name="Text_20_body"/>
      <text:h text:style-name="P9" text:outline-level="1"><text:bookmark-start text:name="__RefHeading__183_1210552333"/>8 Conclusions and Future Work<text:bookmark-end text:name="__RefHeading__183_1210552333"/></text:h>
      <text:h text:style-name="P8" text:outline-level="2"><text:bookmark-start text:name="__RefHeading__185_1210552333"/>8.1 Conclusions<text:bookmark-end text:name="__RefHeading__185_1210552333"/></text:h>
      <text:p text:style-name="P7">First, provide a brief summary of the report. Next, describe the main things that you learned in the course of this work, and attempt to draw new conclusions, even if they are just “soft” experience-based ones. Detail the things you learned that you did not expect to learn.</text:p>
      <text:h text:style-name="P8" text:outline-level="2"><text:bookmark-start text:name="__RefHeading__187_1210552333"/>8.2 Future Work<text:bookmark-end text:name="__RefHeading__187_1210552333"/></text:h>
      <text:p text:style-name="P7">What features does the WIG language need, and how could they be provided? How could your compiler be even better?</text:p>
      <text:h text:style-name="P8" text:outline-level="2"><text:bookmark-start text:name="__RefHeading__189_1210552333"/>8.3 Course Improvements<text:bookmark-end text:name="__RefHeading__189_1210552333"/></text:h>
      <text:p text:style-name="P7">What changes to the course would you recommend for future years?</text:p>
      <text:h text:style-name="P8" text:outline-level="2"><text:bookmark-start text:name="__RefHeading__191_1210552333"/>8.4 Goodbye<text:bookmark-end text:name="__RefHeading__191_1210552333"/></text:h>
      <text:p text:style-name="P14">What plans do you have, if any, to continue in the field of compiler research and development? Any parting wor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Lohit Hindi1" svg:font-family="'Lohit Hindi'"/>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Lohit Hindi"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6T12:31:34.700590747</meta:creation-date>
    <dc:date>2013-12-07T12:37:28.662116805</dc:date>
    <meta:editing-duration>PT1H47M54S</meta:editing-duration>
    <meta:editing-cycles>3</meta:editing-cycles>
    <meta:generator>LibreOffice/4.1.2.3$Linux_X86_64 LibreOffice_project/410m0$Build-3</meta:generator>
    <meta:document-statistic meta:table-count="0" meta:image-count="0" meta:object-count="0" meta:page-count="10" meta:paragraph-count="140" meta:word-count="875" meta:character-count="5018" meta:non-whitespace-character-count="4264"/>
  </office:meta>
</office:document-meta>
</file>